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8.3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63" style:family="table-cell" style:parent-style-name="Default" style:data-style-name="N0"/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13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14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text-underline-style="none"/>
    </style:style>
    <style:style style:name="ce15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1" fo:font-size="9pt" style:font-name-asian="Times New Roman2" style:font-size-asian="9pt" style:font-name-complex="Times New Roman2" style:font-size-complex="9pt"/>
    </style:style>
    <style:style style:name="ce5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1" fo:font-size="9pt" style:font-name-asian="Times New Roman2" style:font-size-asian="9pt" style:font-name-complex="Times New Roman2" style:font-size-complex="9pt"/>
    </style:style>
    <style:style style:name="ce60" style:family="table-cell" style:parent-style-name="Default">
      <style:table-cell-properties fo:border-bottom="2.01pt solid #000000" fo:border-left="0.06pt solid #000000" fo:border-right="0.06pt solid #000000" fo:border-top="2.01pt solid #000000"/>
    </style:style>
    <style:style style:name="ce6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6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1" fo:font-size="9pt" style:font-name-asian="Times New Roman2" style:font-size-asian="9pt" style:font-name-complex="Times New Roman2" style:font-size-complex="9pt"/>
    </style:style>
    <style:style style:name="ce6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1" fo:font-size="9pt" style:font-name-asian="Times New Roman2" style:font-size-asian="9pt" style:font-name-complex="Times New Roman2" style:font-size-complex="9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69" style:family="table-cell" style:parent-style-name="Default" style:data-style-name="N0">
      <style:table-cell-properties fo:wrap-option="wrap" fo:border="0.06pt solid #000000" style:vertical-align="middle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7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7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3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</style:style>
    <style:style style:name="ce7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9pt" fo:font-weight="bold" style:font-name-asian="Times New Roman2" style:font-size-asian="9pt" style:font-weight-asian="bold" style:font-name-complex="Times New Roman2" style:font-size-complex="9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37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9pt" style:language-asian="zh" style:country-asian="CN" style:font-style-asian="normal" style:font-weight-asian="normal" style:font-name-complex="Times New Roman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7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81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.$B$30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.$E$3:.$E$200])" table:allow-empty-cell="true" table:display-list="unsorted" table:base-cell-address="SRC.H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63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 this example, we have to develop two systems: the SYS and the CHI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requierements of each system are described in two documents: the RootDoc for the SYS, and the ChildDoc for the CHI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Doc’s parent is RootDoc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1" table:default-cell-style-name="Default"/>
        <table:table-column table:style-name="co2" table:default-cell-style-name="ce9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RqTarget valu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0.3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v1.0</text:p>
          </table:table-cell>
          <table:table-cell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R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3">
          <table:table-cell table:style-name="ce10" office:value-type="string" calcext:value-type="string">
            <text:p>DocName-&gt;</text:p>
          </table:table-cell>
          <table:table-cell table:style-name="ce14" office:value-type="string" calcext:value-type="string" table:number-columns-spanned="6" table:number-rows-spanned="1">
            <text:p>Requirements root document</text:p>
          </table:table-cell>
          <table:covered-table-cell table:style-name="ce14"/>
          <table:covered-table-cell table:style-name="ce60"/>
          <table:covered-table-cell table:style-name="ce14"/>
          <table:covered-table-cell table:number-columns-repeated="2" table:style-name="ce60"/>
          <table:table-cell table:style-name="ce71" office:value-type="string" calcext:value-type="string">
            <text:p>ParentDoc-&gt;</text:p>
          </table:table-cell>
          <table:table-cell table:style-name="ce34"/>
          <table:table-cell table:style-name="ce71" office:value-type="string" calcext:value-type="string">
            <text:p>Prefix-&gt;</text:p>
          </table:table-cell>
          <table:table-cell table:style-name="ce34" office:value-type="string" calcext:value-type="string">
            <text:p>SR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ink</text:p>
          </table:table-cell>
          <table:table-cell table:style-name="ce61" office:value-type="string" calcext:value-type="string">
            <text:p>RqID#</text:p>
          </table:table-cell>
          <table:table-cell table:style-name="ce15" office:value-type="string" calcext:value-type="string">
            <text:p>RqID</text:p>
          </table:table-cell>
          <table:table-cell table:style-name="ce61" office:value-type="string" calcext:value-type="string">
            <text:p>Title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Parent</text:p>
          </table:table-cell>
          <table:table-cell table:style-name="ce74" office:value-type="string" calcext:value-type="string">
            <text:p>RqLevel</text:p>
          </table:table-cell>
          <table:table-cell table:style-name="ce61" office:value-type="string" calcext:value-type="string">
            <text:p>RqType</text:p>
          </table:table-cell>
          <table:table-cell table:style-name="ce61" office:value-type="string" calcext:value-type="string">
            <text:p>Dependences</text:p>
          </table:table-cell>
          <table:table-cell table:style-name="ce61" office:value-type="string" calcext:value-type="string">
            <text:p>RqSources</text:p>
          </table:table-cell>
          <table:table-cell table:style-name="ce61" office:value-type="string" calcext:value-type="string">
            <text:p>RqTarget</text:p>
          </table:table-cell>
          <table:table-cell table:style-name="ce61" office:value-type="string" calcext:value-type="string">
            <text:p>RqVar</text:p>
          </table:table-cell>
          <table:table-cell table:style-name="ce61" office:value-type="string" calcext:value-type="string">
            <text:p>RqValue</text:p>
          </table:table-cell>
          <table:table-cell table:style-name="ce79" office:value-type="string" calcext:value-type="string">
            <text:p>RqRationale</text:p>
          </table:table-cell>
        </table:table-row>
        <table:table-row table:style-name="ro4">
          <table:table-cell table:style-name="ce12" office:value-type="string" calcext:value-type="string">
            <text:p>1.</text:p>
          </table:table-cell>
          <table:table-cell table:style-name="ce18"/>
          <table:table-cell table:style-name="ce57" table:formula="of:=IF(LEN([.B3])&gt;0;HYPERLINK(CONCATENATE([$Dict.$C$3];&quot;issues/&quot;;[.B3]);CONCATENATE(&quot;#&quot;;[.B3])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5" table:formula="of:=IF(LEN([.D3])&gt;0;CONCATENATE([.$K$1];TEXT([.D3];&quot;0000&quot;));&quot;&quot;)" office:value-type="string" office:string-value="SR0001" calcext:value-type="string">
            <text:p>SR0001</text:p>
          </table:table-cell>
          <table:table-cell table:style-name="ce67" office:value-type="string" calcext:value-type="string">
            <text:p>Introduction</text:p>
          </table:table-cell>
          <table:table-cell table:style-name="ce69" office:value-type="string" calcext:value-type="string">
            <text:p>This document is the root document for the requirements of the system SYS</text:p>
          </table:table-cell>
          <table:table-cell table:style-name="ce62" table:content-validation-name="val1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1.1</text:p>
          </table:table-cell>
          <table:table-cell table:style-name="ce18"/>
          <table:table-cell table:style-name="ce57"/>
          <table:table-cell table:style-name="ce62" office:value-type="float" office:value="2" calcext:value-type="float">
            <text:p>2</text:p>
          </table:table-cell>
          <table:table-cell table:style-name="ce65" table:formula="of:=IF(LEN([.D4])&gt;0;CONCATENATE([.$K$1];TEXT([.D4];&quot;0000&quot;));&quot;&quot;)" office:value-type="string" office:string-value="SR0002" calcext:value-type="string">
            <text:p>SR0002</text:p>
          </table:table-cell>
          <table:table-cell table:style-name="ce67" office:value-type="string" calcext:value-type="string">
            <text:p>About this document</text:p>
          </table:table-cell>
          <table:table-cell table:style-name="ce69" office:value-type="string" calcext:value-type="string">
            <text:p>The SYS system has to fulfill the requirements in this document.</text:p>
          </table:table-cell>
          <table:table-cell table:style-name="ce62" table:content-validation-name="val1" office:value-type="string" calcext:value-type="string">
            <text:p>SR0001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</text:p>
          </table:table-cell>
          <table:table-cell table:style-name="ce18"/>
          <table:table-cell table:style-name="ce57"/>
          <table:table-cell table:style-name="ce62" office:value-type="float" office:value="3" calcext:value-type="float">
            <text:p>3</text:p>
          </table:table-cell>
          <table:table-cell table:style-name="ce65" table:formula="of:=IF(LEN([.D5])&gt;0;CONCATENATE([.$K$1];TEXT([.D5];&quot;0000&quot;));&quot;&quot;)" office:value-type="string" office:string-value="SR0003" calcext:value-type="string">
            <text:p>SR0003</text:p>
          </table:table-cell>
          <table:table-cell table:style-name="ce67" office:value-type="string" calcext:value-type="string">
            <text:p>Requirements</text:p>
          </table:table-cell>
          <table:table-cell table:style-name="ce69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62" table:content-validation-name="val1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1.</text:p>
          </table:table-cell>
          <table:table-cell table:style-name="ce18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5" table:formula="of:=IF(LEN([.D6])&gt;0;CONCATENATE([.$K$1];TEXT([.D6];&quot;0000&quot;));&quot;&quot;)" office:value-type="string" office:string-value="SR0004" calcext:value-type="string">
            <text:p>SR0004</text:p>
          </table:table-cell>
          <table:table-cell table:style-name="ce67" office:value-type="string" calcext:value-type="string">
            <text:p>Functional requirements</text:p>
          </table:table-cell>
          <table:table-cell table:style-name="ce69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62" table:content-validation-name="val1" office:value-type="string" calcext:value-type="string">
            <text:p>SR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1.1.</text:p>
          </table:table-cell>
          <table:table-cell table:style-name="ce18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5" table:formula="of:=IF(LEN([.D7])&gt;0;CONCATENATE([.$K$1];TEXT([.D7];&quot;0000&quot;));&quot;&quot;)" office:value-type="string" office:string-value="SR0005" calcext:value-type="string">
            <text:p>SR0005</text:p>
          </table:table-cell>
          <table:table-cell table:style-name="ce67" office:value-type="string" calcext:value-type="string">
            <text:p>Speed</text:p>
          </table:table-cell>
          <table:table-cell table:style-name="ce69" office:value-type="string" calcext:value-type="string">
            <text:p>The system shall operate at an SysSpeed greater than 30 +/- 0.01 fps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36" office:value-type="string" calcext:value-type="string">
            <text:p>RD1</text:p>
            <text:p>RD2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SysSpeed</text:p>
          </table:table-cell>
          <table:table-cell table:style-name="ce77" office:value-type="string" calcext:value-type="string">
            <text:p>30 +/- 0.01 fps</text:p>
          </table:table-cell>
          <table:table-cell table:style-name="ce80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</table:table-row>
        <table:table-row table:style-name="ro4">
          <table:table-cell table:style-name="ce12" office:value-type="string" calcext:value-type="string">
            <text:p>2.1.2.</text:p>
          </table:table-cell>
          <table:table-cell table:style-name="ce18"/>
          <table:table-cell table:style-name="ce57"/>
          <table:table-cell table:style-name="ce62" office:value-type="float" office:value="6" calcext:value-type="float">
            <text:p>6</text:p>
          </table:table-cell>
          <table:table-cell table:style-name="ce65" table:formula="of:=IF(LEN([.D8])&gt;0;CONCATENATE([.$K$1];TEXT([.D8];&quot;0000&quot;));&quot;&quot;)" office:value-type="string" office:string-value="SR0006" calcext:value-type="string">
            <text:p>SR0006</text:p>
          </table:table-cell>
          <table:table-cell table:style-name="ce67" office:value-type="string" calcext:value-type="string">
            <text:p>Contrast</text:p>
          </table:table-cell>
          <table:table-cell table:style-name="ce69" office:value-type="string" calcext:value-type="string">
            <text:p>The system shall provide images which ImgContrast is greater than 20 +/- <text:s/>1 %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36" office:value-type="string" calcext:value-type="string">
            <text:p>RD1</text:p>
            <text:p>RD3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ImgContrast</text:p>
          </table:table-cell>
          <table:table-cell table:style-name="ce78" office:value-type="string" calcext:value-type="string">
            <text:p>20 +/- <text:s/>1 %</text:p>
          </table:table-cell>
          <table:table-cell table:style-name="ce80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</table:table-row>
        <table:table-row table:style-name="ro4">
          <table:table-cell table:style-name="ce12" office:value-type="string" calcext:value-type="string">
            <text:p>2.1.3.</text:p>
          </table:table-cell>
          <table:table-cell table:style-name="ce18"/>
          <table:table-cell table:style-name="ce57"/>
          <table:table-cell table:style-name="ce62" office:value-type="float" office:value="7" calcext:value-type="float">
            <text:p>7</text:p>
          </table:table-cell>
          <table:table-cell table:style-name="ce65" table:formula="of:=IF(LEN([.D9])&gt;0;CONCATENATE([.$K$1];TEXT([.D9];&quot;0000&quot;));&quot;&quot;)" office:value-type="string" office:string-value="SR0007" calcext:value-type="string">
            <text:p>SR0007</text:p>
          </table:table-cell>
          <table:table-cell table:style-name="ce67" office:value-type="string" calcext:value-type="string">
            <text:p>Detector sensitivity</text:p>
          </table:table-cell>
          <table:table-cell table:style-name="ce69" office:value-type="string" calcext:value-type="string">
            <text:p>The detector shall provide a DtcSensitivity greater than 3000 +/- 2 wtf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Hw</text:p>
          </table:table-cell>
          <table:table-cell table:style-name="ce62" office:value-type="string" calcext:value-type="string">
            <text:p>SR0005</text:p>
            <text:p>SR0006</text:p>
          </table:table-cell>
          <table:table-cell table:style-name="ce36" office:value-type="string" calcext:value-type="string">
            <text:p>RD0</text:p>
            <text:p>RD2</text:p>
            <text:p>RD3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DtcSensitivity</text:p>
          </table:table-cell>
          <table:table-cell table:style-name="ce36" office:value-type="string" calcext:value-type="string">
            <text:p>3000 +/- 2 wtf</text:p>
          </table:table-cell>
          <table:table-cell table:style-name="ce80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</table:table-row>
        <table:table-row table:style-name="ro4">
          <table:table-cell table:style-name="ce12" office:value-type="string" calcext:value-type="string">
            <text:p>2.1.4.</text:p>
          </table:table-cell>
          <table:table-cell table:style-name="ce18"/>
          <table:table-cell table:style-name="ce57"/>
          <table:table-cell table:style-name="ce62" office:value-type="float" office:value="8" calcext:value-type="float">
            <text:p>8</text:p>
          </table:table-cell>
          <table:table-cell table:style-name="ce65" table:formula="of:=IF(LEN([.D10])&gt;0;CONCATENATE([.$K$1];TEXT([.D10];&quot;0000&quot;));&quot;&quot;)" office:value-type="string" office:string-value="SR0008" calcext:value-type="string">
            <text:p>SR0008</text:p>
          </table:table-cell>
          <table:table-cell table:style-name="ce67" office:value-type="string" calcext:value-type="string">
            <text:p>Detector controller</text:p>
          </table:table-cell>
          <table:table-cell table:style-name="ce69" office:value-type="string" calcext:value-type="string">
            <text:p>The detector controller shall be able to operate at DtcCtrlSpeed greater than 32 +/- 0.01 fps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Sw</text:p>
          </table:table-cell>
          <table:table-cell table:style-name="ce62" office:value-type="string" calcext:value-type="string">
            <text:p>SR0005</text:p>
          </table:table-cell>
          <table:table-cell table:style-name="ce36" office:value-type="string" calcext:value-type="string">
            <text:p>RD0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DtcCtrlSpeed</text:p>
          </table:table-cell>
          <table:table-cell table:style-name="ce77" office:value-type="string" calcext:value-type="string">
            <text:p>32 +/- 0.01 fps</text:p>
          </table:table-cell>
          <table:table-cell table:style-name="ce80" office:value-type="string" calcext:value-type="string">
            <text:p>Derived from RD0 SR0005.</text:p>
          </table:table-cell>
        </table:table-row>
        <table:table-row table:style-name="ro4">
          <table:table-cell table:style-name="ce12" office:value-type="string" calcext:value-type="string">
            <text:p>2.2.</text:p>
          </table:table-cell>
          <table:table-cell table:style-name="ce18"/>
          <table:table-cell table:style-name="ce57"/>
          <table:table-cell table:style-name="ce62" office:value-type="float" office:value="9" calcext:value-type="float">
            <text:p>9</text:p>
          </table:table-cell>
          <table:table-cell table:style-name="ce65" table:formula="of:=IF(LEN([.D11])&gt;0;CONCATENATE([.$K$1];TEXT([.D11];&quot;0000&quot;));&quot;&quot;)" office:value-type="string" office:string-value="SR0009" calcext:value-type="string">
            <text:p>SR0009</text:p>
          </table:table-cell>
          <table:table-cell table:style-name="ce67" office:value-type="string" calcext:value-type="string">
            <text:p>Non-functional requirements</text:p>
          </table:table-cell>
          <table:table-cell table:style-name="ce69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62" table:content-validation-name="val1" office:value-type="string" calcext:value-type="string">
            <text:p>SR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2.1.</text:p>
          </table:table-cell>
          <table:table-cell table:style-name="ce18"/>
          <table:table-cell table:style-name="ce57"/>
          <table:table-cell table:style-name="ce62" office:value-type="float" office:value="10" calcext:value-type="float">
            <text:p>10</text:p>
          </table:table-cell>
          <table:table-cell table:style-name="ce65" table:formula="of:=IF(LEN([.D12])&gt;0;CONCATENATE([.$K$1];TEXT([.D12];&quot;0000&quot;));&quot;&quot;)" office:value-type="string" office:string-value="SR0010" calcext:value-type="string">
            <text:p>SR0010</text:p>
          </table:table-cell>
          <table:table-cell table:style-name="ce67" office:value-type="string" calcext:value-type="string">
            <text:p>Availability</text:p>
          </table:table-cell>
          <table:table-cell table:style-name="ce69" office:value-type="string" calcext:value-type="string">
            <text:p>The system shall be available an SysAvailability value greater than 95 +/- 0.1 %</text:p>
          </table:table-cell>
          <table:table-cell table:style-name="ce62" table:content-validation-name="val1" office:value-type="string" calcext:value-type="string">
            <text:p>SR0009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36" office:value-type="string" calcext:value-type="string">
            <text:p>RD1</text:p>
          </table:table-cell>
          <table:table-cell table:style-name="ce36" table:content-validation-name="val4" office:value-type="string" calcext:value-type="string">
            <text:p>v1.0</text:p>
          </table:table-cell>
          <table:table-cell table:style-name="ce36" office:value-type="string" calcext:value-type="string">
            <text:p>SysAvailability</text:p>
          </table:table-cell>
          <table:table-cell table:style-name="ce36" office:value-type="string" calcext:value-type="string">
            <text:p>95 +/- 0.1 %</text:p>
          </table:table-cell>
          <table:table-cell table:style-name="ce80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])&gt;0;CONCATENATE([.$K$1];TEXT([.D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])&gt;0;CONCATENATE([.$K$1];TEXT([.D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])&gt;0;CONCATENATE([.$K$1];TEXT([.D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])&gt;0;CONCATENATE([.$K$1];TEXT([.D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])&gt;0;CONCATENATE([.$K$1];TEXT([.D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])&gt;0;CONCATENATE([.$K$1];TEXT([.D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])&gt;0;CONCATENATE([.$K$1];TEXT([.D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0])&gt;0;CONCATENATE([.$K$1];TEXT([.D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1])&gt;0;CONCATENATE([.$K$1];TEXT([.D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2])&gt;0;CONCATENATE([.$K$1];TEXT([.D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3])&gt;0;CONCATENATE([.$K$1];TEXT([.D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4])&gt;0;CONCATENATE([.$K$1];TEXT([.D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5])&gt;0;CONCATENATE([.$K$1];TEXT([.D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6])&gt;0;CONCATENATE([.$K$1];TEXT([.D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7])&gt;0;CONCATENATE([.$K$1];TEXT([.D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8])&gt;0;CONCATENATE([.$K$1];TEXT([.D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9])&gt;0;CONCATENATE([.$K$1];TEXT([.D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0])&gt;0;CONCATENATE([.$K$1];TEXT([.D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1])&gt;0;CONCATENATE([.$K$1];TEXT([.D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2])&gt;0;CONCATENATE([.$K$1];TEXT([.D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3])&gt;0;CONCATENATE([.$K$1];TEXT([.D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4])&gt;0;CONCATENATE([.$K$1];TEXT([.D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5])&gt;0;CONCATENATE([.$K$1];TEXT([.D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6])&gt;0;CONCATENATE([.$K$1];TEXT([.D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7])&gt;0;CONCATENATE([.$K$1];TEXT([.D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8])&gt;0;CONCATENATE([.$K$1];TEXT([.D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9])&gt;0;CONCATENATE([.$K$1];TEXT([.D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0])&gt;0;CONCATENATE([.$K$1];TEXT([.D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1])&gt;0;CONCATENATE([.$K$1];TEXT([.D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2])&gt;0;CONCATENATE([.$K$1];TEXT([.D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3])&gt;0;CONCATENATE([.$K$1];TEXT([.D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4])&gt;0;CONCATENATE([.$K$1];TEXT([.D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5])&gt;0;CONCATENATE([.$K$1];TEXT([.D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6])&gt;0;CONCATENATE([.$K$1];TEXT([.D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7])&gt;0;CONCATENATE([.$K$1];TEXT([.D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8])&gt;0;CONCATENATE([.$K$1];TEXT([.D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9])&gt;0;CONCATENATE([.$K$1];TEXT([.D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0])&gt;0;CONCATENATE([.$K$1];TEXT([.D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1])&gt;0;CONCATENATE([.$K$1];TEXT([.D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2])&gt;0;CONCATENATE([.$K$1];TEXT([.D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3])&gt;0;CONCATENATE([.$K$1];TEXT([.D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4])&gt;0;CONCATENATE([.$K$1];TEXT([.D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5])&gt;0;CONCATENATE([.$K$1];TEXT([.D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6])&gt;0;CONCATENATE([.$K$1];TEXT([.D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7])&gt;0;CONCATENATE([.$K$1];TEXT([.D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8])&gt;0;CONCATENATE([.$K$1];TEXT([.D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9])&gt;0;CONCATENATE([.$K$1];TEXT([.D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0])&gt;0;CONCATENATE([.$K$1];TEXT([.D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1])&gt;0;CONCATENATE([.$K$1];TEXT([.D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2])&gt;0;CONCATENATE([.$K$1];TEXT([.D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3])&gt;0;CONCATENATE([.$K$1];TEXT([.D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4])&gt;0;CONCATENATE([.$K$1];TEXT([.D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5])&gt;0;CONCATENATE([.$K$1];TEXT([.D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6])&gt;0;CONCATENATE([.$K$1];TEXT([.D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7])&gt;0;CONCATENATE([.$K$1];TEXT([.D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8])&gt;0;CONCATENATE([.$K$1];TEXT([.D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9])&gt;0;CONCATENATE([.$K$1];TEXT([.D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0])&gt;0;CONCATENATE([.$K$1];TEXT([.D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1])&gt;0;CONCATENATE([.$K$1];TEXT([.D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2])&gt;0;CONCATENATE([.$K$1];TEXT([.D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3])&gt;0;CONCATENATE([.$K$1];TEXT([.D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4])&gt;0;CONCATENATE([.$K$1];TEXT([.D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5])&gt;0;CONCATENATE([.$K$1];TEXT([.D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6])&gt;0;CONCATENATE([.$K$1];TEXT([.D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7])&gt;0;CONCATENATE([.$K$1];TEXT([.D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8])&gt;0;CONCATENATE([.$K$1];TEXT([.D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9])&gt;0;CONCATENATE([.$K$1];TEXT([.D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0])&gt;0;CONCATENATE([.$K$1];TEXT([.D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1])&gt;0;CONCATENATE([.$K$1];TEXT([.D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2])&gt;0;CONCATENATE([.$K$1];TEXT([.D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3])&gt;0;CONCATENATE([.$K$1];TEXT([.D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4])&gt;0;CONCATENATE([.$K$1];TEXT([.D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5])&gt;0;CONCATENATE([.$K$1];TEXT([.D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6])&gt;0;CONCATENATE([.$K$1];TEXT([.D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7])&gt;0;CONCATENATE([.$K$1];TEXT([.D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8])&gt;0;CONCATENATE([.$K$1];TEXT([.D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9])&gt;0;CONCATENATE([.$K$1];TEXT([.D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0])&gt;0;CONCATENATE([.$K$1];TEXT([.D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1])&gt;0;CONCATENATE([.$K$1];TEXT([.D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2])&gt;0;CONCATENATE([.$K$1];TEXT([.D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3])&gt;0;CONCATENATE([.$K$1];TEXT([.D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4])&gt;0;CONCATENATE([.$K$1];TEXT([.D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5])&gt;0;CONCATENATE([.$K$1];TEXT([.D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6])&gt;0;CONCATENATE([.$K$1];TEXT([.D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7])&gt;0;CONCATENATE([.$K$1];TEXT([.D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8])&gt;0;CONCATENATE([.$K$1];TEXT([.D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9])&gt;0;CONCATENATE([.$K$1];TEXT([.D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0])&gt;0;CONCATENATE([.$K$1];TEXT([.D10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1])&gt;0;CONCATENATE([.$K$1];TEXT([.D10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2])&gt;0;CONCATENATE([.$K$1];TEXT([.D10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3])&gt;0;CONCATENATE([.$K$1];TEXT([.D10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4])&gt;0;CONCATENATE([.$K$1];TEXT([.D10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5])&gt;0;CONCATENATE([.$K$1];TEXT([.D10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6])&gt;0;CONCATENATE([.$K$1];TEXT([.D10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7])&gt;0;CONCATENATE([.$K$1];TEXT([.D10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8])&gt;0;CONCATENATE([.$K$1];TEXT([.D10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9])&gt;0;CONCATENATE([.$K$1];TEXT([.D10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0])&gt;0;CONCATENATE([.$K$1];TEXT([.D11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1])&gt;0;CONCATENATE([.$K$1];TEXT([.D11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2])&gt;0;CONCATENATE([.$K$1];TEXT([.D11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3])&gt;0;CONCATENATE([.$K$1];TEXT([.D1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4])&gt;0;CONCATENATE([.$K$1];TEXT([.D1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5])&gt;0;CONCATENATE([.$K$1];TEXT([.D1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6])&gt;0;CONCATENATE([.$K$1];TEXT([.D1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7])&gt;0;CONCATENATE([.$K$1];TEXT([.D1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8])&gt;0;CONCATENATE([.$K$1];TEXT([.D1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9])&gt;0;CONCATENATE([.$K$1];TEXT([.D1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0])&gt;0;CONCATENATE([.$K$1];TEXT([.D1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1])&gt;0;CONCATENATE([.$K$1];TEXT([.D1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2])&gt;0;CONCATENATE([.$K$1];TEXT([.D1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3])&gt;0;CONCATENATE([.$K$1];TEXT([.D1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4])&gt;0;CONCATENATE([.$K$1];TEXT([.D1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5])&gt;0;CONCATENATE([.$K$1];TEXT([.D1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6])&gt;0;CONCATENATE([.$K$1];TEXT([.D1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7])&gt;0;CONCATENATE([.$K$1];TEXT([.D1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8])&gt;0;CONCATENATE([.$K$1];TEXT([.D1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9])&gt;0;CONCATENATE([.$K$1];TEXT([.D1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0])&gt;0;CONCATENATE([.$K$1];TEXT([.D1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1])&gt;0;CONCATENATE([.$K$1];TEXT([.D1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2])&gt;0;CONCATENATE([.$K$1];TEXT([.D1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3])&gt;0;CONCATENATE([.$K$1];TEXT([.D1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4])&gt;0;CONCATENATE([.$K$1];TEXT([.D1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5])&gt;0;CONCATENATE([.$K$1];TEXT([.D1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6])&gt;0;CONCATENATE([.$K$1];TEXT([.D1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7])&gt;0;CONCATENATE([.$K$1];TEXT([.D1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8])&gt;0;CONCATENATE([.$K$1];TEXT([.D1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9])&gt;0;CONCATENATE([.$K$1];TEXT([.D1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0])&gt;0;CONCATENATE([.$K$1];TEXT([.D1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1])&gt;0;CONCATENATE([.$K$1];TEXT([.D1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2])&gt;0;CONCATENATE([.$K$1];TEXT([.D1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3])&gt;0;CONCATENATE([.$K$1];TEXT([.D1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4])&gt;0;CONCATENATE([.$K$1];TEXT([.D1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5])&gt;0;CONCATENATE([.$K$1];TEXT([.D1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6])&gt;0;CONCATENATE([.$K$1];TEXT([.D1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7])&gt;0;CONCATENATE([.$K$1];TEXT([.D1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8])&gt;0;CONCATENATE([.$K$1];TEXT([.D1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9])&gt;0;CONCATENATE([.$K$1];TEXT([.D1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0])&gt;0;CONCATENATE([.$K$1];TEXT([.D1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1])&gt;0;CONCATENATE([.$K$1];TEXT([.D1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2])&gt;0;CONCATENATE([.$K$1];TEXT([.D1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3])&gt;0;CONCATENATE([.$K$1];TEXT([.D1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4])&gt;0;CONCATENATE([.$K$1];TEXT([.D1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5])&gt;0;CONCATENATE([.$K$1];TEXT([.D1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6])&gt;0;CONCATENATE([.$K$1];TEXT([.D1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7])&gt;0;CONCATENATE([.$K$1];TEXT([.D1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8])&gt;0;CONCATENATE([.$K$1];TEXT([.D1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9])&gt;0;CONCATENATE([.$K$1];TEXT([.D1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0])&gt;0;CONCATENATE([.$K$1];TEXT([.D1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1])&gt;0;CONCATENATE([.$K$1];TEXT([.D1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2])&gt;0;CONCATENATE([.$K$1];TEXT([.D1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3])&gt;0;CONCATENATE([.$K$1];TEXT([.D1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4])&gt;0;CONCATENATE([.$K$1];TEXT([.D1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5])&gt;0;CONCATENATE([.$K$1];TEXT([.D1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6])&gt;0;CONCATENATE([.$K$1];TEXT([.D1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7])&gt;0;CONCATENATE([.$K$1];TEXT([.D1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8])&gt;0;CONCATENATE([.$K$1];TEXT([.D1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9])&gt;0;CONCATENATE([.$K$1];TEXT([.D1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0])&gt;0;CONCATENATE([.$K$1];TEXT([.D1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1])&gt;0;CONCATENATE([.$K$1];TEXT([.D1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2])&gt;0;CONCATENATE([.$K$1];TEXT([.D1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3])&gt;0;CONCATENATE([.$K$1];TEXT([.D1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4])&gt;0;CONCATENATE([.$K$1];TEXT([.D1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5])&gt;0;CONCATENATE([.$K$1];TEXT([.D1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6])&gt;0;CONCATENATE([.$K$1];TEXT([.D1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7])&gt;0;CONCATENATE([.$K$1];TEXT([.D1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8])&gt;0;CONCATENATE([.$K$1];TEXT([.D1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9])&gt;0;CONCATENATE([.$K$1];TEXT([.D1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0])&gt;0;CONCATENATE([.$K$1];TEXT([.D1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1])&gt;0;CONCATENATE([.$K$1];TEXT([.D1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2])&gt;0;CONCATENATE([.$K$1];TEXT([.D1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3])&gt;0;CONCATENATE([.$K$1];TEXT([.D1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4])&gt;0;CONCATENATE([.$K$1];TEXT([.D1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5])&gt;0;CONCATENATE([.$K$1];TEXT([.D1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6])&gt;0;CONCATENATE([.$K$1];TEXT([.D1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7])&gt;0;CONCATENATE([.$K$1];TEXT([.D1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8])&gt;0;CONCATENATE([.$K$1];TEXT([.D1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9])&gt;0;CONCATENATE([.$K$1];TEXT([.D1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0])&gt;0;CONCATENATE([.$K$1];TEXT([.D1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1])&gt;0;CONCATENATE([.$K$1];TEXT([.D1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2])&gt;0;CONCATENATE([.$K$1];TEXT([.D1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3])&gt;0;CONCATENATE([.$K$1];TEXT([.D1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4])&gt;0;CONCATENATE([.$K$1];TEXT([.D1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5])&gt;0;CONCATENATE([.$K$1];TEXT([.D1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6])&gt;0;CONCATENATE([.$K$1];TEXT([.D1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7])&gt;0;CONCATENATE([.$K$1];TEXT([.D1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8])&gt;0;CONCATENATE([.$K$1];TEXT([.D1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9])&gt;0;CONCATENATE([.$K$1];TEXT([.D1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3"/>
          <table:table-cell table:style-name="ce22"/>
          <table:table-cell table:style-name="ce59"/>
          <table:table-cell table:style-name="ce26"/>
          <table:table-cell table:style-name="ce66" table:formula="of:=IF(LEN([.D200])&gt;0;CONCATENATE([.$K$1];TEXT([.D200];&quot;0000&quot;));&quot;&quot;)">
            <text:p/>
          </table:table-cell>
          <table:table-cell table:style-name="ce68"/>
          <table:table-cell table:style-name="ce70"/>
          <table:table-cell table:style-name="ce26" table:content-validation-name="val1"/>
          <table:table-cell table:style-name="ce26" table:content-validation-name="val2" office:value-type="string" calcext:value-type="string">
            <text:p>None</text:p>
          </table:table-cell>
          <table:table-cell table:style-name="ce26" table:content-validation-name="val3" office:value-type="string" calcext:value-type="string">
            <text:p>Info</text:p>
          </table:table-cell>
          <table:table-cell table:style-name="ce26"/>
          <table:table-cell table:style-name="ce37"/>
          <table:table-cell table:style-name="ce37" table:content-validation-name="val4"/>
          <table:table-cell table:style-name="ce37" table:number-columns-repeated="2"/>
          <table:table-cell table:style-name="ce81"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RC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5">
          <table:table-cell table:style-name="ce10" office:value-type="string" calcext:value-type="string">
            <text:p>DocName-&gt;</text:p>
          </table:table-cell>
          <table:table-cell table:style-name="ce14" office:value-type="string" calcext:value-type="string" table:number-columns-spanned="6" table:number-rows-spanned="1">
            <text:p>Requirements child document</text:p>
          </table:table-cell>
          <table:covered-table-cell table:style-name="ce14"/>
          <table:covered-table-cell table:style-name="ce60"/>
          <table:covered-table-cell table:style-name="ce14"/>
          <table:covered-table-cell table:number-columns-repeated="2" table:style-name="ce60"/>
          <table:table-cell table:style-name="ce71" office:value-type="string" calcext:value-type="string">
            <text:p>ParentDoc-&gt;</text:p>
          </table:table-cell>
          <table:table-cell table:style-name="ce34" office:value-type="string" calcext:value-type="string">
            <text:p>SR</text:p>
          </table:table-cell>
          <table:table-cell table:style-name="ce71" office:value-type="string" calcext:value-type="string">
            <text:p>Prefix-&gt;</text:p>
          </table:table-cell>
          <table:table-cell table:style-name="ce34" office:value-type="string" calcext:value-type="string">
            <text:p>SRC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ink</text:p>
          </table:table-cell>
          <table:table-cell table:style-name="ce61" office:value-type="string" calcext:value-type="string">
            <text:p>RqID#</text:p>
          </table:table-cell>
          <table:table-cell table:style-name="ce15" office:value-type="string" calcext:value-type="string">
            <text:p>RqID</text:p>
          </table:table-cell>
          <table:table-cell table:style-name="ce61" office:value-type="string" calcext:value-type="string">
            <text:p>Title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Parent</text:p>
          </table:table-cell>
          <table:table-cell table:style-name="ce74" office:value-type="string" calcext:value-type="string">
            <text:p>RqLevel</text:p>
          </table:table-cell>
          <table:table-cell table:style-name="ce61" office:value-type="string" calcext:value-type="string">
            <text:p>RqType</text:p>
          </table:table-cell>
          <table:table-cell table:style-name="ce61" office:value-type="string" calcext:value-type="string">
            <text:p>Dependences</text:p>
          </table:table-cell>
          <table:table-cell table:style-name="ce61" office:value-type="string" calcext:value-type="string">
            <text:p>RqSources</text:p>
          </table:table-cell>
          <table:table-cell table:style-name="ce61" office:value-type="string" calcext:value-type="string">
            <text:p>RqTarget</text:p>
          </table:table-cell>
          <table:table-cell table:style-name="ce61" office:value-type="string" calcext:value-type="string">
            <text:p>RqVar</text:p>
          </table:table-cell>
          <table:table-cell table:style-name="ce61" office:value-type="string" calcext:value-type="string">
            <text:p>RqValue</text:p>
          </table:table-cell>
          <table:table-cell table:style-name="ce79" office:value-type="string" calcext:value-type="string">
            <text:p>RqRationale</text:p>
          </table:table-cell>
        </table:table-row>
        <table:table-row table:style-name="ro4">
          <table:table-cell table:style-name="ce12" office:value-type="string" calcext:value-type="string">
            <text:p>1.</text:p>
          </table:table-cell>
          <table:table-cell table:style-name="ce18"/>
          <table:table-cell table:style-name="ce57" table:formula="of:=IF(LEN([.B3])&gt;0;HYPERLINK(CONCATENATE([$Dict.$C$3];&quot;issues/&quot;;[.B3]);CONCATENATE(&quot;#&quot;;[.B3])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5" table:formula="of:=IF(LEN([.D3])&gt;0;CONCATENATE([.$K$1];TEXT([.D3];&quot;0000&quot;));&quot;&quot;)" office:value-type="string" office:string-value="SRC0001" calcext:value-type="string">
            <text:p>SRC0001</text:p>
          </table:table-cell>
          <table:table-cell table:style-name="ce67" office:value-type="string" calcext:value-type="string">
            <text:p>Introduction</text:p>
          </table:table-cell>
          <table:table-cell table:style-name="ce69" office:value-type="string" calcext:value-type="string">
            <text:p>This document is the root document for the requirements of the system CHILD</text:p>
          </table:table-cell>
          <table:table-cell table:style-name="ce62" table:content-validation-name="val5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1.1</text:p>
          </table:table-cell>
          <table:table-cell table:style-name="ce18"/>
          <table:table-cell table:style-name="ce57"/>
          <table:table-cell table:style-name="ce62" office:value-type="float" office:value="2" calcext:value-type="float">
            <text:p>2</text:p>
          </table:table-cell>
          <table:table-cell table:style-name="ce65" table:formula="of:=IF(LEN([.D4])&gt;0;CONCATENATE([.$K$1];TEXT([.D4];&quot;0000&quot;));&quot;&quot;)" office:value-type="string" office:string-value="SRC0002" calcext:value-type="string">
            <text:p>SRC0002</text:p>
          </table:table-cell>
          <table:table-cell table:style-name="ce67" office:value-type="string" calcext:value-type="string">
            <text:p>About this document</text:p>
          </table:table-cell>
          <table:table-cell table:style-name="ce69" office:value-type="string" calcext:value-type="string">
            <text:p>The CHILD system has to fulfill the requirements in this document.</text:p>
          </table:table-cell>
          <table:table-cell table:style-name="ce62" table:content-validation-name="val5" office:value-type="string" calcext:value-type="string">
            <text:p>SRC0001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</text:p>
          </table:table-cell>
          <table:table-cell table:style-name="ce18"/>
          <table:table-cell table:style-name="ce57"/>
          <table:table-cell table:style-name="ce62" office:value-type="float" office:value="3" calcext:value-type="float">
            <text:p>3</text:p>
          </table:table-cell>
          <table:table-cell table:style-name="ce65" table:formula="of:=IF(LEN([.D5])&gt;0;CONCATENATE([.$K$1];TEXT([.D5];&quot;0000&quot;));&quot;&quot;)" office:value-type="string" office:string-value="SRC0003" calcext:value-type="string">
            <text:p>SRC0003</text:p>
          </table:table-cell>
          <table:table-cell table:style-name="ce67" office:value-type="string" calcext:value-type="string">
            <text:p>Requirements</text:p>
          </table:table-cell>
          <table:table-cell table:style-name="ce69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62" table:content-validation-name="val5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1.</text:p>
          </table:table-cell>
          <table:table-cell table:style-name="ce18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5" table:formula="of:=IF(LEN([.D6])&gt;0;CONCATENATE([.$K$1];TEXT([.D6];&quot;0000&quot;));&quot;&quot;)" office:value-type="string" office:string-value="SRC0004" calcext:value-type="string">
            <text:p>SRC0004</text:p>
          </table:table-cell>
          <table:table-cell table:style-name="ce67" office:value-type="string" calcext:value-type="string">
            <text:p>Functional requirements</text:p>
          </table:table-cell>
          <table:table-cell table:style-name="ce69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62" table:content-validation-name="val5" office:value-type="string" calcext:value-type="string">
            <text:p>SRC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1.1.</text:p>
          </table:table-cell>
          <table:table-cell table:style-name="ce18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5" table:formula="of:=IF(LEN([.D7])&gt;0;CONCATENATE([.$K$1];TEXT([.D7];&quot;0000&quot;));&quot;&quot;)" office:value-type="string" office:string-value="SRC0005" calcext:value-type="string">
            <text:p>SRC0005</text:p>
          </table:table-cell>
          <table:table-cell table:style-name="ce67" office:value-type="string" calcext:value-type="string">
            <text:p>Speed</text:p>
          </table:table-cell>
          <table:table-cell table:style-name="ce69" office:value-type="string" calcext:value-type="string">
            <text:p>The system shall operate at an SysSpeed greater than 30 +/- 0.01 fps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 office:value-type="string" calcext:value-type="string">
            <text:p>SR0004</text:p>
          </table:table-cell>
          <table:table-cell table:style-name="ce36" office:value-type="string" calcext:value-type="string">
            <text:p>RD10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SysSpeed</text:p>
          </table:table-cell>
          <table:table-cell table:style-name="ce77" office:value-type="string" calcext:value-type="string">
            <text:p>30 +/- 0.01 fps</text:p>
          </table:table-cell>
          <table:table-cell table:style-name="ce80" office:value-type="string" calcext:value-type="string">
            <text:p>The RD10 SR0004 states that the SYS subsystem is operating at that speed. <text:s/>The CHILD subsystem has tao operate at the same speed.</text:p>
          </table:table-cell>
        </table:table-row>
        <table:table-row table:style-name="ro4">
          <table:table-cell table:style-name="ce12" office:value-type="string" calcext:value-type="string">
            <text:p>2.1.2.</text:p>
          </table:table-cell>
          <table:table-cell table:style-name="ce18"/>
          <table:table-cell table:style-name="ce57"/>
          <table:table-cell table:style-name="ce62" office:value-type="float" office:value="6" calcext:value-type="float">
            <text:p>6</text:p>
          </table:table-cell>
          <table:table-cell table:style-name="ce65" table:formula="of:=IF(LEN([.D8])&gt;0;CONCATENATE([.$K$1];TEXT([.D8];&quot;0000&quot;));&quot;&quot;)" office:value-type="string" office:string-value="SRC0006" calcext:value-type="string">
            <text:p>SRC0006</text:p>
          </table:table-cell>
          <table:table-cell table:style-name="ce67" office:value-type="string" calcext:value-type="string">
            <text:p>Contrast</text:p>
          </table:table-cell>
          <table:table-cell table:style-name="ce69" office:value-type="string" calcext:value-type="string">
            <text:p>The system shall provide images which ImgContrast is greater than 20 +/- <text:s/>1 %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36" office:value-type="string" calcext:value-type="string">
            <text:p>RD1</text:p>
            <text:p>RD3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ImgContrast</text:p>
          </table:table-cell>
          <table:table-cell table:style-name="ce78" office:value-type="string" calcext:value-type="string">
            <text:p>40 +/- <text:s/>1 %</text:p>
          </table:table-cell>
          <table:table-cell table:style-name="ce80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</table:table-row>
        <table:table-row table:style-name="ro4">
          <table:table-cell table:style-name="ce12" office:value-type="string" calcext:value-type="string">
            <text:p>2.1.3.</text:p>
          </table:table-cell>
          <table:table-cell table:style-name="ce18"/>
          <table:table-cell table:style-name="ce57"/>
          <table:table-cell table:style-name="ce62" office:value-type="float" office:value="7" calcext:value-type="float">
            <text:p>7</text:p>
          </table:table-cell>
          <table:table-cell table:style-name="ce65" table:formula="of:=IF(LEN([.D9])&gt;0;CONCATENATE([.$K$1];TEXT([.D9];&quot;0000&quot;));&quot;&quot;)" office:value-type="string" office:string-value="SRC0007" calcext:value-type="string">
            <text:p>SRC0007</text:p>
          </table:table-cell>
          <table:table-cell table:style-name="ce67" office:value-type="string" calcext:value-type="string">
            <text:p>Detector sensitivity</text:p>
          </table:table-cell>
          <table:table-cell table:style-name="ce69" office:value-type="string" calcext:value-type="string">
            <text:p>The detector shall provide a DtcSensitivity greater than 3000 +/- 2 wtf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Hw</text:p>
          </table:table-cell>
          <table:table-cell table:style-name="ce62" office:value-type="string" calcext:value-type="string">
            <text:p>SRC0005</text:p>
            <text:p>SRC0006</text:p>
          </table:table-cell>
          <table:table-cell table:style-name="ce36" office:value-type="string" calcext:value-type="string">
            <text:p>RD0</text:p>
            <text:p>RD2</text:p>
            <text:p>RD3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DtcSensitivity</text:p>
          </table:table-cell>
          <table:table-cell table:style-name="ce36" office:value-type="string" calcext:value-type="string">
            <text:p>3000 +/- 2 wtf</text:p>
          </table:table-cell>
          <table:table-cell table:style-name="ce80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</table:table-row>
        <table:table-row table:style-name="ro4">
          <table:table-cell table:style-name="ce12" office:value-type="string" calcext:value-type="string">
            <text:p>2.1.4.</text:p>
          </table:table-cell>
          <table:table-cell table:style-name="ce18"/>
          <table:table-cell table:style-name="ce57"/>
          <table:table-cell table:style-name="ce62" office:value-type="float" office:value="8" calcext:value-type="float">
            <text:p>8</text:p>
          </table:table-cell>
          <table:table-cell table:style-name="ce65" table:formula="of:=IF(LEN([.D10])&gt;0;CONCATENATE([.$K$1];TEXT([.D10];&quot;0000&quot;));&quot;&quot;)" office:value-type="string" office:string-value="SRC0008" calcext:value-type="string">
            <text:p>SRC0008</text:p>
          </table:table-cell>
          <table:table-cell table:style-name="ce67" office:value-type="string" calcext:value-type="string">
            <text:p>Detector controller</text:p>
          </table:table-cell>
          <table:table-cell table:style-name="ce69" office:value-type="string" calcext:value-type="string">
            <text:p>The detector controller shall be able to operate at DtcCtrlSpeed greater than 32 +/- 0.01 fps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Sw</text:p>
          </table:table-cell>
          <table:table-cell table:style-name="ce62" office:value-type="string" calcext:value-type="string">
            <text:p>SRC0005</text:p>
          </table:table-cell>
          <table:table-cell table:style-name="ce36" office:value-type="string" calcext:value-type="string">
            <text:p>RD0</text:p>
          </table:table-cell>
          <table:table-cell table:style-name="ce36" table:content-validation-name="val4" office:value-type="string" calcext:value-type="string">
            <text:p>v0.1</text:p>
          </table:table-cell>
          <table:table-cell table:style-name="ce36" office:value-type="string" calcext:value-type="string">
            <text:p>DtcCtrlSpeed</text:p>
          </table:table-cell>
          <table:table-cell table:style-name="ce77" office:value-type="string" calcext:value-type="string">
            <text:p>32 +/- 0.01 fps</text:p>
          </table:table-cell>
          <table:table-cell table:style-name="ce80" office:value-type="string" calcext:value-type="string">
            <text:p>Derived from RD0 SRC0005.</text:p>
          </table:table-cell>
        </table:table-row>
        <table:table-row table:style-name="ro4">
          <table:table-cell table:style-name="ce12" office:value-type="string" calcext:value-type="string">
            <text:p>2.2.</text:p>
          </table:table-cell>
          <table:table-cell table:style-name="ce18"/>
          <table:table-cell table:style-name="ce57"/>
          <table:table-cell table:style-name="ce62" office:value-type="float" office:value="9" calcext:value-type="float">
            <text:p>9</text:p>
          </table:table-cell>
          <table:table-cell table:style-name="ce65" table:formula="of:=IF(LEN([.D11])&gt;0;CONCATENATE([.$K$1];TEXT([.D11];&quot;0000&quot;));&quot;&quot;)" office:value-type="string" office:string-value="SRC0009" calcext:value-type="string">
            <text:p>SRC0009</text:p>
          </table:table-cell>
          <table:table-cell table:style-name="ce67" office:value-type="string" calcext:value-type="string">
            <text:p>Non-functional requirements</text:p>
          </table:table-cell>
          <table:table-cell table:style-name="ce69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62" table:content-validation-name="val5" office:value-type="string" calcext:value-type="string">
            <text:p>SRC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 office:value-type="string" calcext:value-type="string">
            <text:p>v0.1</text:p>
          </table:table-cell>
          <table:table-cell table:style-name="ce36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4">
          <table:table-cell table:style-name="ce12" office:value-type="string" calcext:value-type="string">
            <text:p>2.2.1.</text:p>
          </table:table-cell>
          <table:table-cell table:style-name="ce18"/>
          <table:table-cell table:style-name="ce57"/>
          <table:table-cell table:style-name="ce62" office:value-type="float" office:value="10" calcext:value-type="float">
            <text:p>10</text:p>
          </table:table-cell>
          <table:table-cell table:style-name="ce65" table:formula="of:=IF(LEN([.D12])&gt;0;CONCATENATE([.$K$1];TEXT([.D12];&quot;0000&quot;));&quot;&quot;)" office:value-type="string" office:string-value="SRC0010" calcext:value-type="string">
            <text:p>SRC0010</text:p>
          </table:table-cell>
          <table:table-cell table:style-name="ce67" office:value-type="string" calcext:value-type="string">
            <text:p>Availability</text:p>
          </table:table-cell>
          <table:table-cell table:style-name="ce69" office:value-type="string" calcext:value-type="string">
            <text:p>The system shall be available an SysAvailability value greater than 95 +/- 0.1 %</text:p>
          </table:table-cell>
          <table:table-cell table:style-name="ce62" table:content-validation-name="val5" office:value-type="string" calcext:value-type="string">
            <text:p>SRC0009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36" office:value-type="string" calcext:value-type="string">
            <text:p>RD10</text:p>
          </table:table-cell>
          <table:table-cell table:style-name="ce36" table:content-validation-name="val4" office:value-type="string" calcext:value-type="string">
            <text:p>v1.0</text:p>
          </table:table-cell>
          <table:table-cell table:style-name="ce36" office:value-type="string" calcext:value-type="string">
            <text:p>SysAvailability</text:p>
          </table:table-cell>
          <table:table-cell table:style-name="ce36" office:value-type="string" calcext:value-type="string">
            <text:p>95 +/- 0.1 %</text:p>
          </table:table-cell>
          <table:table-cell table:style-name="ce80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])&gt;0;CONCATENATE([.$K$1];TEXT([.D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])&gt;0;CONCATENATE([.$K$1];TEXT([.D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])&gt;0;CONCATENATE([.$K$1];TEXT([.D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])&gt;0;CONCATENATE([.$K$1];TEXT([.D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])&gt;0;CONCATENATE([.$K$1];TEXT([.D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])&gt;0;CONCATENATE([.$K$1];TEXT([.D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])&gt;0;CONCATENATE([.$K$1];TEXT([.D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0])&gt;0;CONCATENATE([.$K$1];TEXT([.D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1])&gt;0;CONCATENATE([.$K$1];TEXT([.D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2])&gt;0;CONCATENATE([.$K$1];TEXT([.D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3])&gt;0;CONCATENATE([.$K$1];TEXT([.D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4])&gt;0;CONCATENATE([.$K$1];TEXT([.D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5])&gt;0;CONCATENATE([.$K$1];TEXT([.D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6])&gt;0;CONCATENATE([.$K$1];TEXT([.D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7])&gt;0;CONCATENATE([.$K$1];TEXT([.D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8])&gt;0;CONCATENATE([.$K$1];TEXT([.D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9])&gt;0;CONCATENATE([.$K$1];TEXT([.D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0])&gt;0;CONCATENATE([.$K$1];TEXT([.D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1])&gt;0;CONCATENATE([.$K$1];TEXT([.D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2])&gt;0;CONCATENATE([.$K$1];TEXT([.D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3])&gt;0;CONCATENATE([.$K$1];TEXT([.D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4])&gt;0;CONCATENATE([.$K$1];TEXT([.D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5])&gt;0;CONCATENATE([.$K$1];TEXT([.D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6])&gt;0;CONCATENATE([.$K$1];TEXT([.D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7])&gt;0;CONCATENATE([.$K$1];TEXT([.D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8])&gt;0;CONCATENATE([.$K$1];TEXT([.D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9])&gt;0;CONCATENATE([.$K$1];TEXT([.D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0])&gt;0;CONCATENATE([.$K$1];TEXT([.D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1])&gt;0;CONCATENATE([.$K$1];TEXT([.D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2])&gt;0;CONCATENATE([.$K$1];TEXT([.D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3])&gt;0;CONCATENATE([.$K$1];TEXT([.D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4])&gt;0;CONCATENATE([.$K$1];TEXT([.D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5])&gt;0;CONCATENATE([.$K$1];TEXT([.D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6])&gt;0;CONCATENATE([.$K$1];TEXT([.D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7])&gt;0;CONCATENATE([.$K$1];TEXT([.D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8])&gt;0;CONCATENATE([.$K$1];TEXT([.D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9])&gt;0;CONCATENATE([.$K$1];TEXT([.D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0])&gt;0;CONCATENATE([.$K$1];TEXT([.D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1])&gt;0;CONCATENATE([.$K$1];TEXT([.D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2])&gt;0;CONCATENATE([.$K$1];TEXT([.D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3])&gt;0;CONCATENATE([.$K$1];TEXT([.D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4])&gt;0;CONCATENATE([.$K$1];TEXT([.D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5])&gt;0;CONCATENATE([.$K$1];TEXT([.D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6])&gt;0;CONCATENATE([.$K$1];TEXT([.D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7])&gt;0;CONCATENATE([.$K$1];TEXT([.D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8])&gt;0;CONCATENATE([.$K$1];TEXT([.D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9])&gt;0;CONCATENATE([.$K$1];TEXT([.D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0])&gt;0;CONCATENATE([.$K$1];TEXT([.D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1])&gt;0;CONCATENATE([.$K$1];TEXT([.D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2])&gt;0;CONCATENATE([.$K$1];TEXT([.D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3])&gt;0;CONCATENATE([.$K$1];TEXT([.D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4])&gt;0;CONCATENATE([.$K$1];TEXT([.D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5])&gt;0;CONCATENATE([.$K$1];TEXT([.D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6])&gt;0;CONCATENATE([.$K$1];TEXT([.D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7])&gt;0;CONCATENATE([.$K$1];TEXT([.D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8])&gt;0;CONCATENATE([.$K$1];TEXT([.D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9])&gt;0;CONCATENATE([.$K$1];TEXT([.D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0])&gt;0;CONCATENATE([.$K$1];TEXT([.D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1])&gt;0;CONCATENATE([.$K$1];TEXT([.D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2])&gt;0;CONCATENATE([.$K$1];TEXT([.D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3])&gt;0;CONCATENATE([.$K$1];TEXT([.D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4])&gt;0;CONCATENATE([.$K$1];TEXT([.D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5])&gt;0;CONCATENATE([.$K$1];TEXT([.D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6])&gt;0;CONCATENATE([.$K$1];TEXT([.D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7])&gt;0;CONCATENATE([.$K$1];TEXT([.D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8])&gt;0;CONCATENATE([.$K$1];TEXT([.D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9])&gt;0;CONCATENATE([.$K$1];TEXT([.D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0])&gt;0;CONCATENATE([.$K$1];TEXT([.D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1])&gt;0;CONCATENATE([.$K$1];TEXT([.D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2])&gt;0;CONCATENATE([.$K$1];TEXT([.D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3])&gt;0;CONCATENATE([.$K$1];TEXT([.D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4])&gt;0;CONCATENATE([.$K$1];TEXT([.D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5])&gt;0;CONCATENATE([.$K$1];TEXT([.D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6])&gt;0;CONCATENATE([.$K$1];TEXT([.D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7])&gt;0;CONCATENATE([.$K$1];TEXT([.D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8])&gt;0;CONCATENATE([.$K$1];TEXT([.D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9])&gt;0;CONCATENATE([.$K$1];TEXT([.D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0])&gt;0;CONCATENATE([.$K$1];TEXT([.D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1])&gt;0;CONCATENATE([.$K$1];TEXT([.D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2])&gt;0;CONCATENATE([.$K$1];TEXT([.D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3])&gt;0;CONCATENATE([.$K$1];TEXT([.D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4])&gt;0;CONCATENATE([.$K$1];TEXT([.D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5])&gt;0;CONCATENATE([.$K$1];TEXT([.D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6])&gt;0;CONCATENATE([.$K$1];TEXT([.D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7])&gt;0;CONCATENATE([.$K$1];TEXT([.D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8])&gt;0;CONCATENATE([.$K$1];TEXT([.D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9])&gt;0;CONCATENATE([.$K$1];TEXT([.D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0])&gt;0;CONCATENATE([.$K$1];TEXT([.D10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1])&gt;0;CONCATENATE([.$K$1];TEXT([.D10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2])&gt;0;CONCATENATE([.$K$1];TEXT([.D10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3])&gt;0;CONCATENATE([.$K$1];TEXT([.D10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4])&gt;0;CONCATENATE([.$K$1];TEXT([.D10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5])&gt;0;CONCATENATE([.$K$1];TEXT([.D10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6])&gt;0;CONCATENATE([.$K$1];TEXT([.D10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7])&gt;0;CONCATENATE([.$K$1];TEXT([.D10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8])&gt;0;CONCATENATE([.$K$1];TEXT([.D10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9])&gt;0;CONCATENATE([.$K$1];TEXT([.D10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0])&gt;0;CONCATENATE([.$K$1];TEXT([.D11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1])&gt;0;CONCATENATE([.$K$1];TEXT([.D11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2])&gt;0;CONCATENATE([.$K$1];TEXT([.D11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3])&gt;0;CONCATENATE([.$K$1];TEXT([.D1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4])&gt;0;CONCATENATE([.$K$1];TEXT([.D1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5])&gt;0;CONCATENATE([.$K$1];TEXT([.D1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6])&gt;0;CONCATENATE([.$K$1];TEXT([.D1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7])&gt;0;CONCATENATE([.$K$1];TEXT([.D1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8])&gt;0;CONCATENATE([.$K$1];TEXT([.D1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9])&gt;0;CONCATENATE([.$K$1];TEXT([.D1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0])&gt;0;CONCATENATE([.$K$1];TEXT([.D1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1])&gt;0;CONCATENATE([.$K$1];TEXT([.D1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2])&gt;0;CONCATENATE([.$K$1];TEXT([.D1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3])&gt;0;CONCATENATE([.$K$1];TEXT([.D1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4])&gt;0;CONCATENATE([.$K$1];TEXT([.D1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5])&gt;0;CONCATENATE([.$K$1];TEXT([.D1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6])&gt;0;CONCATENATE([.$K$1];TEXT([.D1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7])&gt;0;CONCATENATE([.$K$1];TEXT([.D1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8])&gt;0;CONCATENATE([.$K$1];TEXT([.D1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9])&gt;0;CONCATENATE([.$K$1];TEXT([.D1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0])&gt;0;CONCATENATE([.$K$1];TEXT([.D1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1])&gt;0;CONCATENATE([.$K$1];TEXT([.D1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2])&gt;0;CONCATENATE([.$K$1];TEXT([.D1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3])&gt;0;CONCATENATE([.$K$1];TEXT([.D1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4])&gt;0;CONCATENATE([.$K$1];TEXT([.D1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5])&gt;0;CONCATENATE([.$K$1];TEXT([.D1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6])&gt;0;CONCATENATE([.$K$1];TEXT([.D1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7])&gt;0;CONCATENATE([.$K$1];TEXT([.D1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8])&gt;0;CONCATENATE([.$K$1];TEXT([.D1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9])&gt;0;CONCATENATE([.$K$1];TEXT([.D1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0])&gt;0;CONCATENATE([.$K$1];TEXT([.D1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1])&gt;0;CONCATENATE([.$K$1];TEXT([.D1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2])&gt;0;CONCATENATE([.$K$1];TEXT([.D1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3])&gt;0;CONCATENATE([.$K$1];TEXT([.D1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4])&gt;0;CONCATENATE([.$K$1];TEXT([.D1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5])&gt;0;CONCATENATE([.$K$1];TEXT([.D1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6])&gt;0;CONCATENATE([.$K$1];TEXT([.D1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7])&gt;0;CONCATENATE([.$K$1];TEXT([.D1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8])&gt;0;CONCATENATE([.$K$1];TEXT([.D1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9])&gt;0;CONCATENATE([.$K$1];TEXT([.D1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0])&gt;0;CONCATENATE([.$K$1];TEXT([.D1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1])&gt;0;CONCATENATE([.$K$1];TEXT([.D1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2])&gt;0;CONCATENATE([.$K$1];TEXT([.D1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3])&gt;0;CONCATENATE([.$K$1];TEXT([.D1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4])&gt;0;CONCATENATE([.$K$1];TEXT([.D1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5])&gt;0;CONCATENATE([.$K$1];TEXT([.D1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6])&gt;0;CONCATENATE([.$K$1];TEXT([.D1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7])&gt;0;CONCATENATE([.$K$1];TEXT([.D1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8])&gt;0;CONCATENATE([.$K$1];TEXT([.D1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9])&gt;0;CONCATENATE([.$K$1];TEXT([.D1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0])&gt;0;CONCATENATE([.$K$1];TEXT([.D1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1])&gt;0;CONCATENATE([.$K$1];TEXT([.D1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2])&gt;0;CONCATENATE([.$K$1];TEXT([.D1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3])&gt;0;CONCATENATE([.$K$1];TEXT([.D1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4])&gt;0;CONCATENATE([.$K$1];TEXT([.D1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5])&gt;0;CONCATENATE([.$K$1];TEXT([.D1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6])&gt;0;CONCATENATE([.$K$1];TEXT([.D1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7])&gt;0;CONCATENATE([.$K$1];TEXT([.D1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8])&gt;0;CONCATENATE([.$K$1];TEXT([.D1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9])&gt;0;CONCATENATE([.$K$1];TEXT([.D1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0])&gt;0;CONCATENATE([.$K$1];TEXT([.D1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1])&gt;0;CONCATENATE([.$K$1];TEXT([.D1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2])&gt;0;CONCATENATE([.$K$1];TEXT([.D1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3])&gt;0;CONCATENATE([.$K$1];TEXT([.D1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4])&gt;0;CONCATENATE([.$K$1];TEXT([.D1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5])&gt;0;CONCATENATE([.$K$1];TEXT([.D1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6])&gt;0;CONCATENATE([.$K$1];TEXT([.D1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7])&gt;0;CONCATENATE([.$K$1];TEXT([.D1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8])&gt;0;CONCATENATE([.$K$1];TEXT([.D1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9])&gt;0;CONCATENATE([.$K$1];TEXT([.D1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0])&gt;0;CONCATENATE([.$K$1];TEXT([.D1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1])&gt;0;CONCATENATE([.$K$1];TEXT([.D1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2])&gt;0;CONCATENATE([.$K$1];TEXT([.D1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3])&gt;0;CONCATENATE([.$K$1];TEXT([.D1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4])&gt;0;CONCATENATE([.$K$1];TEXT([.D1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5])&gt;0;CONCATENATE([.$K$1];TEXT([.D1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6])&gt;0;CONCATENATE([.$K$1];TEXT([.D1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7])&gt;0;CONCATENATE([.$K$1];TEXT([.D1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8])&gt;0;CONCATENATE([.$K$1];TEXT([.D1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9])&gt;0;CONCATENATE([.$K$1];TEXT([.D1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0])&gt;0;CONCATENATE([.$K$1];TEXT([.D1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1])&gt;0;CONCATENATE([.$K$1];TEXT([.D1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2])&gt;0;CONCATENATE([.$K$1];TEXT([.D1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3])&gt;0;CONCATENATE([.$K$1];TEXT([.D1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4])&gt;0;CONCATENATE([.$K$1];TEXT([.D1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5])&gt;0;CONCATENATE([.$K$1];TEXT([.D1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6])&gt;0;CONCATENATE([.$K$1];TEXT([.D1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7])&gt;0;CONCATENATE([.$K$1];TEXT([.D1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8])&gt;0;CONCATENATE([.$K$1];TEXT([.D1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9])&gt;0;CONCATENATE([.$K$1];TEXT([.D1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36"/>
          <table:table-cell table:style-name="ce36" table:content-validation-name="val4"/>
          <table:table-cell table:style-name="ce36" table:number-columns-repeated="2"/>
          <table:table-cell table:style-name="ce80"/>
        </table:table-row>
        <table:table-row table:style-name="ro4">
          <table:table-cell table:style-name="ce13"/>
          <table:table-cell table:style-name="ce22"/>
          <table:table-cell table:style-name="ce59"/>
          <table:table-cell table:style-name="ce26"/>
          <table:table-cell table:style-name="ce66" table:formula="of:=IF(LEN([.D200])&gt;0;CONCATENATE([.$K$1];TEXT([.D200];&quot;0000&quot;));&quot;&quot;)">
            <text:p/>
          </table:table-cell>
          <table:table-cell table:style-name="ce68"/>
          <table:table-cell table:style-name="ce70"/>
          <table:table-cell table:style-name="ce26" table:content-validation-name="val5"/>
          <table:table-cell table:style-name="ce26" table:content-validation-name="val2" office:value-type="string" calcext:value-type="string">
            <text:p>None</text:p>
          </table:table-cell>
          <table:table-cell table:style-name="ce26" table:content-validation-name="val3" office:value-type="string" calcext:value-type="string">
            <text:p>Info</text:p>
          </table:table-cell>
          <table:table-cell table:style-name="ce26"/>
          <table:table-cell table:style-name="ce37"/>
          <table:table-cell table:style-name="ce37" table:content-validation-name="val4"/>
          <table:table-cell table:style-name="ce37" table:number-columns-repeated="2"/>
          <table:table-cell table:style-name="ce81"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3:52:01.3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/>
    <meta:creation-date>2015-06-05T18:19:34Z</meta:creation-date>
    <dc:date>2019-06-19T14:13:39.383000000</dc:date>
    <meta:editing-duration>PT3H20M4S</meta:editing-duration>
    <meta:editing-cycles>41</meta:editing-cycles>
    <meta:document-statistic meta:table-count="4" meta:cell-count="1419" meta:object-count="0"/>
  </office:meta>
</office:document-meta>
</file>